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083" officeooo:paragraph-rsid="00193083"/>
    </style:style>
    <style:style style:name="P2" style:family="paragraph" style:parent-style-name="Standard">
      <style:text-properties officeooo:rsid="001a4813" officeooo:paragraph-rsid="001a4813"/>
    </style:style>
    <style:style style:name="P3" style:family="paragraph" style:parent-style-name="Standard">
      <style:text-properties officeooo:rsid="001a6cac" officeooo:paragraph-rsid="001a6cac"/>
    </style:style>
    <style:style style:name="T1" style:family="text">
      <style:text-properties officeooo:rsid="001a6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agine da scrivere: </text:p>
      <text:p text:style-name="P3">layout</text:p>
      <text:p text:style-name="P1">Home </text:p>
      <text:p text:style-name="P1">profilo</text:p>
      <text:p text:style-name="P1">login</text:p>
      <text:p text:style-name="P1">registrazione</text:p>
      <text:p text:style-name="P1">notifiche lista</text:p>
      <text:p text:style-name="P1">dettaglio post</text:p>
      <text:p text:style-name="P1">segnalazioni lista</text:p>
      <text:p text:style-name="P1">admin page</text:p>
      <text:p text:style-name="P1"/>
      <text:p text:style-name="P1"/>
      <text:p text:style-name="P1">Angelo: Login, Logout, Registrazione</text:p>
      <text:p text:style-name="P2">Daniele e Arturo e Andrei: Commentare, Scrivere Post, notifiche, creare pagina, seguire pagina, <text:span text:style-name="T1">mettere mi piace o non mi piace,</text:span> chiedere amicizia (e quindi anche notifiche)</text:p>
      <text:p text:style-name="P2">Luca: admin, cancellare post, commento, bannare,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0:24:51.703725820</meta:creation-date>
    <dc:date>2017-12-15T10:58:04.706370195</dc:date>
    <meta:editing-duration>PT10M45S</meta:editing-duration>
    <meta:editing-cycles>1</meta:editing-cycles>
    <meta:document-statistic meta:table-count="0" meta:image-count="0" meta:object-count="0" meta:page-count="1" meta:paragraph-count="13" meta:word-count="52" meta:character-count="370" meta:non-whitespace-character-count="329"/>
    <meta:generator>LibreOffice/5.1.6.2$Linux_X86_64 LibreOffice_project/10m0$Build-2</meta:generator>
  </office:meta>
</office:document-meta>
</file>